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65cm"/>
    </style:style>
    <style:style style:name="co3" style:family="table-column">
      <style:table-column-properties fo:break-before="auto" style:column-width="3.1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5" table:default-cell-style-name="Default"/>
        <table:table-row table:style-name="ro1">
          <table:table-cell/>
          <table:table-cell office:value-type="string" table:number-columns-spanned="4" table:number-rows-spanned="1">
            <text:p>Resultados del Tiempo Total Promedio</text:p>
          </table:table-cell>
          <table:covered-table-cell table:number-columns-repeated="3"/>
          <table:table-cell table:number-columns-repeated="26"/>
        </table:table-row>
        <table:table-row table:style-name="ro1">
          <table:table-cell office:value-type="string">
            <text:p>Hilos</text:p>
          </table:table-cell>
          <table:table-cell office:value-type="string">
            <text:p>Tamaño de matriz</text:p>
          </table:table-cell>
          <table:table-cell office:value-type="string">
            <text:p>Tiempo 1</text:p>
          </table:table-cell>
          <table:table-cell office:value-type="string">
            <text:p>Tiempo 2</text:p>
          </table:table-cell>
          <table:table-cell office:value-type="string">
            <text:p>Tiempo 3</text:p>
          </table:table-cell>
          <table:table-cell office:value-type="string">
            <text:p>Tiempo Promedio</text:p>
          </table:table-cell>
          <table:table-cell>
            <draw:frame table:end-cell-address="Hoja1.L17" table:end-x="0.163cm" table:end-y="0.374cm" draw:z-index="0" svg:width="11.407cm" svg:height="7.014cm" svg:x="0.046cm" svg:y="0.134cm">
              <draw:object draw:notify-on-update-of-ranges="Hoja1.B2:Hoja1.B6 Hoja1.F2:Hoja1.F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Hoja1.R17" table:end-x="0.389cm" table:end-y="0.425cm" draw:z-index="1" svg:width="11.628cm" svg:height="7.014cm" svg:x="0.051cm" svg:y="0.185cm">
              <draw:object draw:notify-on-update-of-ranges="Hoja1.B7:Hoja1.B10 Hoja1.F7:Hoja1.F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Hoja1.X17" table:end-x="0.589cm" table:end-y="0.346cm" draw:z-index="2" svg:width="11.852cm" svg:height="7.014cm" svg:x="0.026cm" svg:y="0.106cm">
              <draw:object draw:notify-on-update-of-ranges="Hoja1.B11:Hoja1.B14 Hoja1.F11:Hoja1.F1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table:end-cell-address="Hoja1.AD17" table:end-x="0.23cm" table:end-y="0.346cm" draw:z-index="3" svg:width="11.489cm" svg:height="7.014cm" svg:x="0.03cm" svg:y="0.106cm">
              <draw:object draw:notify-on-update-of-ranges="Hoja1.B15:Hoja1.B18 Hoja1.F15:Hoja1.F1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>
            <draw:frame table:end-cell-address="Hoja1.AJ17" table:end-x="0.153cm" table:end-y="0.399cm" draw:z-index="4" svg:width="11.407cm" svg:height="7.014cm" svg:x="0.036cm" svg:y="0.159cm">
              <draw:object draw:notify-on-update-of-ranges="Hoja1.B19:Hoja1.B22 Hoja1.F19:Hoja1.F2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72">
            <text:p>72</text:p>
          </table:table-cell>
          <table:table-cell table:number-columns-repeated="2" office:value-type="float" office:value="69">
            <text:p>69</text:p>
          </table:table-cell>
          <table:table-cell table:formula="oooc:=AVERAGE([.C3:.E3])" office:value-type="float" office:value="70">
            <text:p>70</text:p>
          </table:table-cell>
          <table:table-cell table:number-columns-repeated="2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table:number-columns-repeated="2" office:value-type="float" office:value="574">
            <text:p>574</text:p>
          </table:table-cell>
          <table:table-cell office:value-type="float" office:value="575">
            <text:p>575</text:p>
          </table:table-cell>
          <table:table-cell table:formula="oooc:=AVERAGE([.C4:.E4])" office:value-type="float" office:value="574.333333333333">
            <text:p>574,33</text:p>
          </table:table-cell>
          <table:table-cell table:number-columns-repeated="2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0">
            <text:p>800</text:p>
          </table:table-cell>
          <table:table-cell office:value-type="float" office:value="5776">
            <text:p>5776</text:p>
          </table:table-cell>
          <table:table-cell office:value-type="float" office:value="5777">
            <text:p>5777</text:p>
          </table:table-cell>
          <table:table-cell office:value-type="float" office:value="5797">
            <text:p>5797</text:p>
          </table:table-cell>
          <table:table-cell table:formula="oooc:=AVERAGE([.C5:.E5])" office:value-type="float" office:value="5783.33333333333">
            <text:p>5783,33</text:p>
          </table:table-cell>
          <table:table-cell table:number-columns-repeated="2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0">
            <text:p>1600</text:p>
          </table:table-cell>
          <table:table-cell office:value-type="float" office:value="55779">
            <text:p>55779</text:p>
          </table:table-cell>
          <table:table-cell office:value-type="float" office:value="55187">
            <text:p>55187</text:p>
          </table:table-cell>
          <table:table-cell office:value-type="float" office:value="55646">
            <text:p>55646</text:p>
          </table:table-cell>
          <table:table-cell table:formula="oooc:=AVERAGE([.C6:.E6])" office:value-type="float" office:value="55537.3333333333">
            <text:p>55537,33</text:p>
          </table:table-cell>
          <table:table-cell table:number-columns-repeated="2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79">
            <text:p>79</text:p>
          </table:table-cell>
          <table:table-cell office:value-type="float" office:value="38">
            <text:p>38</text:p>
          </table:table-cell>
          <table:table-cell office:value-type="float" office:value="132">
            <text:p>132</text:p>
          </table:table-cell>
          <table:table-cell table:formula="oooc:=AVERAGE([.C7:.E7])" office:value-type="float" office:value="83">
            <text:p>83</text:p>
          </table:table-cell>
          <table:table-cell table:number-columns-repeated="2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office:value-type="float" office:value="291">
            <text:p>291</text:p>
          </table:table-cell>
          <table:table-cell office:value-type="float" office:value="290">
            <text:p>290</text:p>
          </table:table-cell>
          <table:table-cell office:value-type="float" office:value="398">
            <text:p>398</text:p>
          </table:table-cell>
          <table:table-cell table:formula="oooc:=AVERAGE([.C8:.E8])" office:value-type="float" office:value="326.333333333333">
            <text:p>326,33</text:p>
          </table:table-cell>
          <table:table-cell table:number-columns-repeated="2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00">
            <text:p>800</text:p>
          </table:table-cell>
          <table:table-cell office:value-type="float" office:value="2903">
            <text:p>2903</text:p>
          </table:table-cell>
          <table:table-cell office:value-type="float" office:value="2907">
            <text:p>2907</text:p>
          </table:table-cell>
          <table:table-cell office:value-type="float" office:value="2906">
            <text:p>2906</text:p>
          </table:table-cell>
          <table:table-cell table:formula="oooc:=AVERAGE([.C9:.E9])" office:value-type="float" office:value="2905.33333333333">
            <text:p>2905,33</text:p>
          </table:table-cell>
          <table:table-cell table:number-columns-repeated="2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00">
            <text:p>1600</text:p>
          </table:table-cell>
          <table:table-cell office:value-type="float" office:value="27936">
            <text:p>27936</text:p>
          </table:table-cell>
          <table:table-cell office:value-type="float" office:value="27958">
            <text:p>27958</text:p>
          </table:table-cell>
          <table:table-cell office:value-type="float" office:value="27924">
            <text:p>27924</text:p>
          </table:table-cell>
          <table:table-cell table:formula="oooc:=AVERAGE([.C10:.E10])" office:value-type="float" office:value="27939.3333333333">
            <text:p>27939,33</text:p>
          </table:table-cell>
          <table:table-cell table:number-columns-repeated="2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float" office:value="57">
            <text:p>57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table:formula="oooc:=AVERAGE([.C11:.E11])" office:value-type="float" office:value="39.3333333333333">
            <text:p>39,33</text:p>
          </table:table-cell>
          <table:table-cell table:number-columns-repeated="2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0">
            <text:p>400</text:p>
          </table:table-cell>
          <table:table-cell office:value-type="float" office:value="160">
            <text:p>160</text:p>
          </table:table-cell>
          <table:table-cell office:value-type="float" office:value="236">
            <text:p>236</text:p>
          </table:table-cell>
          <table:table-cell office:value-type="float" office:value="245">
            <text:p>245</text:p>
          </table:table-cell>
          <table:table-cell table:formula="oooc:=AVERAGE([.C12:.E12])" office:value-type="float" office:value="213.666666666667">
            <text:p>213,67</text:p>
          </table:table-cell>
          <table:table-cell table:number-columns-repeated="2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1556">
            <text:p>1556</text:p>
          </table:table-cell>
          <table:table-cell office:value-type="float" office:value="1573">
            <text:p>1573</text:p>
          </table:table-cell>
          <table:table-cell office:value-type="float" office:value="1459">
            <text:p>1459</text:p>
          </table:table-cell>
          <table:table-cell table:formula="oooc:=AVERAGE([.C13:.E13])" office:value-type="float" office:value="1529.33333333333">
            <text:p>1529,33</text:p>
          </table:table-cell>
          <table:table-cell table:number-columns-repeated="2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00">
            <text:p>1600</text:p>
          </table:table-cell>
          <table:table-cell office:value-type="float" office:value="13921">
            <text:p>13921</text:p>
          </table:table-cell>
          <table:table-cell office:value-type="float" office:value="13923">
            <text:p>13923</text:p>
          </table:table-cell>
          <table:table-cell office:value-type="float" office:value="13904">
            <text:p>13904</text:p>
          </table:table-cell>
          <table:table-cell table:formula="oooc:=AVERAGE([.C14:.E14])" office:value-type="float" office:value="13916">
            <text:p>13916</text:p>
          </table:table-cell>
          <table:table-cell table:number-columns-repeated="2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  <table:table-cell office:value-type="float" office:value="32">
            <text:p>32</text:p>
          </table:table-cell>
          <table:table-cell office:value-type="float" office:value="94">
            <text:p>94</text:p>
          </table:table-cell>
          <table:table-cell office:value-type="float" office:value="50">
            <text:p>50</text:p>
          </table:table-cell>
          <table:table-cell table:formula="oooc:=AVERAGE([.C15:.E15])" office:value-type="float" office:value="58.6666666666667">
            <text:p>58,67</text:p>
          </table:table-cell>
          <table:table-cell table:number-columns-repeated="2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220">
            <text:p>220</text:p>
          </table:table-cell>
          <table:table-cell office:value-type="float" office:value="192">
            <text:p>192</text:p>
          </table:table-cell>
          <table:table-cell office:value-type="float" office:value="222">
            <text:p>222</text:p>
          </table:table-cell>
          <table:table-cell table:formula="oooc:=AVERAGE([.C16:.E16])" office:value-type="float" office:value="211.333333333333">
            <text:p>211,33</text:p>
          </table:table-cell>
          <table:table-cell table:number-columns-repeated="2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00">
            <text:p>800</text:p>
          </table:table-cell>
          <table:table-cell office:value-type="float" office:value="1581">
            <text:p>1581</text:p>
          </table:table-cell>
          <table:table-cell office:value-type="float" office:value="1653">
            <text:p>1653</text:p>
          </table:table-cell>
          <table:table-cell office:value-type="float" office:value="1602">
            <text:p>1602</text:p>
          </table:table-cell>
          <table:table-cell table:formula="oooc:=AVERAGE([.C17:.E17])" office:value-type="float" office:value="1612">
            <text:p>1612</text:p>
          </table:table-cell>
          <table:table-cell table:number-columns-repeated="2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00">
            <text:p>1600</text:p>
          </table:table-cell>
          <table:table-cell office:value-type="float" office:value="14811">
            <text:p>14811</text:p>
          </table:table-cell>
          <table:table-cell office:value-type="float" office:value="15396">
            <text:p>15396</text:p>
          </table:table-cell>
          <table:table-cell office:value-type="float" office:value="15272">
            <text:p>15272</text:p>
          </table:table-cell>
          <table:table-cell table:formula="oooc:=AVERAGE([.C18:.E18])" office:value-type="float" office:value="15159.6666666667">
            <text:p>15159,67</text:p>
          </table:table-cell>
          <table:table-cell table:number-columns-repeated="2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0">
            <text:p>200</text:p>
          </table:table-cell>
          <table:table-cell office:value-type="float" office:value="138">
            <text:p>138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table:formula="oooc:=AVERAGE([.C19:.E19])" office:value-type="float" office:value="98.6666666666667">
            <text:p>98,67</text:p>
          </table:table-cell>
          <table:table-cell table:number-columns-repeated="2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0">
            <text:p>400</text:p>
          </table:table-cell>
          <table:table-cell office:value-type="float" office:value="173">
            <text:p>173</text:p>
          </table:table-cell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table:formula="oooc:=AVERAGE([.C20:.E20])" office:value-type="float" office:value="178">
            <text:p>178</text:p>
          </table:table-cell>
          <table:table-cell table:number-columns-repeated="2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00">
            <text:p>800</text:p>
          </table:table-cell>
          <table:table-cell office:value-type="float" office:value="1521">
            <text:p>1521</text:p>
          </table:table-cell>
          <table:table-cell office:value-type="float" office:value="1519">
            <text:p>1519</text:p>
          </table:table-cell>
          <table:table-cell office:value-type="float" office:value="1503">
            <text:p>1503</text:p>
          </table:table-cell>
          <table:table-cell table:formula="oooc:=AVERAGE([.C21:.E21])" office:value-type="float" office:value="1514.33333333333">
            <text:p>1514,33</text:p>
          </table:table-cell>
          <table:table-cell table:number-columns-repeated="2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00">
            <text:p>1600</text:p>
          </table:table-cell>
          <table:table-cell office:value-type="float" office:value="13891">
            <text:p>13891</text:p>
          </table:table-cell>
          <table:table-cell office:value-type="float" office:value="13910">
            <text:p>13910</text:p>
          </table:table-cell>
          <table:table-cell office:value-type="float" office:value="13871">
            <text:p>13871</text:p>
          </table:table-cell>
          <table:table-cell table:formula="oooc:=AVERAGE([.C22:.E22])" office:value-type="float" office:value="13890.6666666667">
            <text:p>13890,67</text:p>
          </table:table-cell>
          <table:table-cell table:number-columns-repeated="25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table:number-columns-spanned="4" table:number-rows-spanned="1">
            <text:p>Resultados del Tiempo Total Promedio de Creación de Hilos</text:p>
          </table:table-cell>
          <table:covered-table-cell table:number-columns-repeated="3"/>
          <table:table-cell table:number-columns-repeated="26"/>
        </table:table-row>
        <table:table-row table:style-name="ro1">
          <table:table-cell office:value-type="string">
            <text:p>Hilos</text:p>
          </table:table-cell>
          <table:table-cell office:value-type="string">
            <text:p>Tamaño de matriz</text:p>
          </table:table-cell>
          <table:table-cell office:value-type="string">
            <text:p>Tiempo 1</text:p>
          </table:table-cell>
          <table:table-cell office:value-type="string">
            <text:p>Tiempo 2</text:p>
          </table:table-cell>
          <table:table-cell office:value-type="string">
            <text:p>Tiempo 3</text:p>
          </table:table-cell>
          <table:table-cell office:value-type="string">
            <text:p>Tiempo Promedio</text:p>
          </table:table-cell>
          <table:table-cell table:number-columns-repeated="2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72">
            <text:p>72</text:p>
          </table:table-cell>
          <table:table-cell table:number-columns-repeated="2" office:value-type="float" office:value="69">
            <text:p>69</text:p>
          </table:table-cell>
          <table:table-cell table:formula="oooc:=AVERAGE([.C26:.E26])" office:value-type="float" office:value="70">
            <text:p>70</text:p>
          </table:table-cell>
          <table:table-cell table:number-columns-repeated="2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table:number-columns-repeated="2" office:value-type="float" office:value="574">
            <text:p>574</text:p>
          </table:table-cell>
          <table:table-cell office:value-type="float" office:value="575">
            <text:p>575</text:p>
          </table:table-cell>
          <table:table-cell table:formula="oooc:=AVERAGE([.C27:.E27])" office:value-type="float" office:value="574.333333333333">
            <text:p>574,33</text:p>
          </table:table-cell>
          <table:table-cell table:number-columns-repeated="2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0">
            <text:p>800</text:p>
          </table:table-cell>
          <table:table-cell table:number-columns-repeated="2" office:value-type="float" office:value="5776">
            <text:p>5776</text:p>
          </table:table-cell>
          <table:table-cell office:value-type="float" office:value="5795">
            <text:p>5795</text:p>
          </table:table-cell>
          <table:table-cell table:formula="oooc:=AVERAGE([.C28:.E28])" office:value-type="float" office:value="5782.33333333333">
            <text:p>5782,33</text:p>
          </table:table-cell>
          <table:table-cell table:number-columns-repeated="2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0">
            <text:p>1600</text:p>
          </table:table-cell>
          <table:table-cell office:value-type="float" office:value="55778">
            <text:p>55778</text:p>
          </table:table-cell>
          <table:table-cell office:value-type="float" office:value="55187">
            <text:p>55187</text:p>
          </table:table-cell>
          <table:table-cell office:value-type="float" office:value="55646">
            <text:p>55646</text:p>
          </table:table-cell>
          <table:table-cell table:formula="oooc:=AVERAGE([.C29:.E29])" office:value-type="float" office:value="55537">
            <text:p>55537</text:p>
          </table:table-cell>
          <table:table-cell table:number-columns-repeated="2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79">
            <text:p>79</text:p>
          </table:table-cell>
          <table:table-cell office:value-type="float" office:value="38">
            <text:p>38</text:p>
          </table:table-cell>
          <table:table-cell office:value-type="float" office:value="132">
            <text:p>132</text:p>
          </table:table-cell>
          <table:table-cell table:formula="oooc:=AVERAGE([.C30:.E30])" office:value-type="float" office:value="83">
            <text:p>83</text:p>
          </table:table-cell>
          <table:table-cell table:number-columns-repeated="2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office:value-type="float" office:value="291">
            <text:p>291</text:p>
          </table:table-cell>
          <table:table-cell office:value-type="float" office:value="290">
            <text:p>290</text:p>
          </table:table-cell>
          <table:table-cell office:value-type="float" office:value="398">
            <text:p>398</text:p>
          </table:table-cell>
          <table:table-cell table:formula="oooc:=AVERAGE([.C31:.E31])" office:value-type="float" office:value="326.333333333333">
            <text:p>326,33</text:p>
          </table:table-cell>
          <table:table-cell table:number-columns-repeated="2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00">
            <text:p>800</text:p>
          </table:table-cell>
          <table:table-cell office:value-type="float" office:value="2903">
            <text:p>2903</text:p>
          </table:table-cell>
          <table:table-cell table:number-columns-repeated="2" office:value-type="float" office:value="2906">
            <text:p>2906</text:p>
          </table:table-cell>
          <table:table-cell table:formula="oooc:=AVERAGE([.C32:.E32])" office:value-type="float" office:value="2905">
            <text:p>2905</text:p>
          </table:table-cell>
          <table:table-cell table:number-columns-repeated="2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00">
            <text:p>1600</text:p>
          </table:table-cell>
          <table:table-cell office:value-type="float" office:value="27936">
            <text:p>27936</text:p>
          </table:table-cell>
          <table:table-cell office:value-type="float" office:value="27958">
            <text:p>27958</text:p>
          </table:table-cell>
          <table:table-cell office:value-type="float" office:value="27923">
            <text:p>27923</text:p>
          </table:table-cell>
          <table:table-cell table:formula="oooc:=AVERAGE([.C33:.E33])" office:value-type="float" office:value="27939">
            <text:p>27939</text:p>
          </table:table-cell>
          <table:table-cell table:number-columns-repeated="2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float" office:value="57">
            <text:p>57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table:formula="oooc:=AVERAGE([.C34:.E34])" office:value-type="float" office:value="39.3333333333333">
            <text:p>39,33</text:p>
          </table:table-cell>
          <table:table-cell table:number-columns-repeated="2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0">
            <text:p>400</text:p>
          </table:table-cell>
          <table:table-cell office:value-type="float" office:value="160">
            <text:p>160</text:p>
          </table:table-cell>
          <table:table-cell office:value-type="float" office:value="236">
            <text:p>236</text:p>
          </table:table-cell>
          <table:table-cell office:value-type="float" office:value="245">
            <text:p>245</text:p>
          </table:table-cell>
          <table:table-cell table:formula="oooc:=AVERAGE([.C35:.E35])" office:value-type="float" office:value="213.666666666667">
            <text:p>213,67</text:p>
          </table:table-cell>
          <table:table-cell table:number-columns-repeated="2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1555">
            <text:p>1555</text:p>
          </table:table-cell>
          <table:table-cell office:value-type="float" office:value="1573">
            <text:p>1573</text:p>
          </table:table-cell>
          <table:table-cell office:value-type="float" office:value="1459">
            <text:p>1459</text:p>
          </table:table-cell>
          <table:table-cell table:formula="oooc:=AVERAGE([.C36:.E36])" office:value-type="float" office:value="1529">
            <text:p>1529</text:p>
          </table:table-cell>
          <table:table-cell table:number-columns-repeated="2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00">
            <text:p>1600</text:p>
          </table:table-cell>
          <table:table-cell table:number-columns-repeated="2" office:value-type="float" office:value="13921">
            <text:p>13921</text:p>
          </table:table-cell>
          <table:table-cell office:value-type="float" office:value="13904">
            <text:p>13904</text:p>
          </table:table-cell>
          <table:table-cell table:formula="oooc:=AVERAGE([.C37:.E37])" office:value-type="float" office:value="13915.3333333333">
            <text:p>13915,33</text:p>
          </table:table-cell>
          <table:table-cell table:number-columns-repeated="2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  <table:table-cell office:value-type="float" office:value="32">
            <text:p>32</text:p>
          </table:table-cell>
          <table:table-cell office:value-type="float" office:value="94">
            <text:p>94</text:p>
          </table:table-cell>
          <table:table-cell office:value-type="float" office:value="50">
            <text:p>50</text:p>
          </table:table-cell>
          <table:table-cell table:formula="oooc:=AVERAGE([.C38:.E38])" office:value-type="float" office:value="58.6666666666667">
            <text:p>58,67</text:p>
          </table:table-cell>
          <table:table-cell table:number-columns-repeated="2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219">
            <text:p>219</text:p>
          </table:table-cell>
          <table:table-cell office:value-type="float" office:value="191">
            <text:p>191</text:p>
          </table:table-cell>
          <table:table-cell office:value-type="float" office:value="221">
            <text:p>221</text:p>
          </table:table-cell>
          <table:table-cell table:formula="oooc:=AVERAGE([.C39:.E39])" office:value-type="float" office:value="210.333333333333">
            <text:p>210,33</text:p>
          </table:table-cell>
          <table:table-cell table:number-columns-repeated="2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00">
            <text:p>800</text:p>
          </table:table-cell>
          <table:table-cell office:value-type="float" office:value="1581">
            <text:p>1581</text:p>
          </table:table-cell>
          <table:table-cell office:value-type="float" office:value="1653">
            <text:p>1653</text:p>
          </table:table-cell>
          <table:table-cell office:value-type="float" office:value="1601">
            <text:p>1601</text:p>
          </table:table-cell>
          <table:table-cell table:formula="oooc:=AVERAGE([.C40:.E40])" office:value-type="float" office:value="1611.66666666667">
            <text:p>1611,67</text:p>
          </table:table-cell>
          <table:table-cell table:number-columns-repeated="2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00">
            <text:p>1600</text:p>
          </table:table-cell>
          <table:table-cell office:value-type="float" office:value="14811">
            <text:p>14811</text:p>
          </table:table-cell>
          <table:table-cell office:value-type="float" office:value="15396">
            <text:p>15396</text:p>
          </table:table-cell>
          <table:table-cell office:value-type="float" office:value="15272">
            <text:p>15272</text:p>
          </table:table-cell>
          <table:table-cell table:formula="oooc:=AVERAGE([.C41:.E41])" office:value-type="float" office:value="15159.6666666667">
            <text:p>15159,67</text:p>
          </table:table-cell>
          <table:table-cell table:number-columns-repeated="2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0">
            <text:p>200</text:p>
          </table:table-cell>
          <table:table-cell office:value-type="float" office:value="137">
            <text:p>137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table:formula="oooc:=AVERAGE([.C42:.E42])" office:value-type="float" office:value="98.3333333333333">
            <text:p>98,33</text:p>
          </table:table-cell>
          <table:table-cell table:number-columns-repeated="2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0">
            <text:p>400</text:p>
          </table:table-cell>
          <table:table-cell office:value-type="float" office:value="173">
            <text:p>173</text:p>
          </table:table-cell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table:formula="oooc:=AVERAGE([.C43:.E43])" office:value-type="float" office:value="178">
            <text:p>178</text:p>
          </table:table-cell>
          <table:table-cell table:number-columns-repeated="2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00">
            <text:p>800</text:p>
          </table:table-cell>
          <table:table-cell office:value-type="float" office:value="1521">
            <text:p>1521</text:p>
          </table:table-cell>
          <table:table-cell office:value-type="float" office:value="1517">
            <text:p>1517</text:p>
          </table:table-cell>
          <table:table-cell office:value-type="float" office:value="1503">
            <text:p>1503</text:p>
          </table:table-cell>
          <table:table-cell table:formula="oooc:=AVERAGE([.C44:.E44])" office:value-type="float" office:value="1513.66666666667">
            <text:p>1513,67</text:p>
          </table:table-cell>
          <table:table-cell table:number-columns-repeated="2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00">
            <text:p>1600</text:p>
          </table:table-cell>
          <table:table-cell office:value-type="float" office:value="13891">
            <text:p>13891</text:p>
          </table:table-cell>
          <table:table-cell office:value-type="float" office:value="13910">
            <text:p>13910</text:p>
          </table:table-cell>
          <table:table-cell office:value-type="float" office:value="13871">
            <text:p>13871</text:p>
          </table:table-cell>
          <table:table-cell table:formula="oooc:=AVERAGE([.C45:.E45])" office:value-type="float" office:value="13890.6666666667">
            <text:p>13890,67</text:p>
          </table:table-cell>
          <table:table-cell table:number-columns-repeated="25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table:number-columns-spanned="4" table:number-rows-spanned="1">
            <text:p>Resultados del Tiempo Total Promedio de Ejecución de Hilos</text:p>
          </table:table-cell>
          <table:covered-table-cell table:number-columns-repeated="3"/>
          <table:table-cell table:number-columns-repeated="26"/>
        </table:table-row>
        <table:table-row table:style-name="ro1">
          <table:table-cell office:value-type="string">
            <text:p>Hilos</text:p>
          </table:table-cell>
          <table:table-cell office:value-type="string">
            <text:p>Tamaño de matriz</text:p>
          </table:table-cell>
          <table:table-cell office:value-type="string">
            <text:p>Tiempo 1</text:p>
          </table:table-cell>
          <table:table-cell office:value-type="string">
            <text:p>Tiempo 2</text:p>
          </table:table-cell>
          <table:table-cell office:value-type="string">
            <text:p>Tiempo 3</text:p>
          </table:table-cell>
          <table:table-cell office:value-type="string">
            <text:p>Tiempo Promedio</text:p>
          </table:table-cell>
          <table:table-cell table:number-columns-repeated="2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AVERAGE([.C49:.E49])" office:value-type="float" office:value="4.66666666666667">
            <text:p>4,67</text:p>
          </table:table-cell>
          <table:table-cell table:number-columns-repeated="2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ooc:=AVERAGE([.C50:.E50])" office:value-type="float" office:value="16.6666666666667">
            <text:p>16,67</text:p>
          </table:table-cell>
          <table:table-cell table:number-columns-repeated="2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0">
            <text:p>80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ooc:=AVERAGE([.C51:.E51])" office:value-type="float" office:value="4.66666666666667">
            <text:p>4,67</text:p>
          </table:table-cell>
          <table:table-cell table:number-columns-repeated="2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0">
            <text:p>1600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ooc:=AVERAGE([.C52:.E52])" office:value-type="float" office:value="5">
            <text:p>5</text:p>
          </table:table-cell>
          <table:table-cell table:number-columns-repeated="2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table:formula="oooc:=AVERAGE([.C53:.E53])" office:value-type="float" office:value="56.6666666666667">
            <text:p>56,67</text:p>
          </table:table-cell>
          <table:table-cell table:number-columns-repeated="2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6">
            <text:p>96</text:p>
          </table:table-cell>
          <table:table-cell table:formula="oooc:=AVERAGE([.C54:.E54])" office:value-type="float" office:value="36.3333333333333">
            <text:p>36,33</text:p>
          </table:table-cell>
          <table:table-cell table:number-columns-repeated="2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00">
            <text:p>80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formula="oooc:=AVERAGE([.C55:.E55])" office:value-type="float" office:value="20.3333333333333">
            <text:p>20,33</text:p>
          </table:table-cell>
          <table:table-cell table:number-columns-repeated="2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00">
            <text:p>1600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table:formula="oooc:=AVERAGE([.C56:.E56])" office:value-type="float" office:value="19.3333333333333">
            <text:p>19,33</text:p>
          </table:table-cell>
          <table:table-cell table:number-columns-repeated="2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7">
            <text:p>17</text:p>
          </table:table-cell>
          <table:table-cell table:formula="oooc:=AVERAGE([.C57:.E57])" office:value-type="float" office:value="26">
            <text:p>26</text:p>
          </table:table-cell>
          <table:table-cell table:number-columns-repeated="2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0">
            <text:p>400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  <table:table-cell table:formula="oooc:=AVERAGE([.C58:.E58])" office:value-type="float" office:value="84">
            <text:p>84</text:p>
          </table:table-cell>
          <table:table-cell table:number-columns-repeated="2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153">
            <text:p>153</text:p>
          </table:table-cell>
          <table:table-cell office:value-type="float" office:value="106">
            <text:p>106</text:p>
          </table:table-cell>
          <table:table-cell office:value-type="float" office:value="61">
            <text:p>61</text:p>
          </table:table-cell>
          <table:table-cell table:formula="oooc:=AVERAGE([.C59:.E59])" office:value-type="float" office:value="106.666666666667">
            <text:p>106,67</text:p>
          </table:table-cell>
          <table:table-cell table:number-columns-repeated="2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00">
            <text:p>1600</text:p>
          </table:table-cell>
          <table:table-cell office:value-type="float" office:value="75">
            <text:p>75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table:formula="oooc:=AVERAGE([.C60:.E60])" office:value-type="float" office:value="60.6666666666667">
            <text:p>60,67</text:p>
          </table:table-cell>
          <table:table-cell table:number-columns-repeated="2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  <table:table-cell office:value-type="float" office:value="16">
            <text:p>16</text:p>
          </table:table-cell>
          <table:table-cell office:value-type="float" office:value="74">
            <text:p>74</text:p>
          </table:table-cell>
          <table:table-cell office:value-type="float" office:value="46">
            <text:p>46</text:p>
          </table:table-cell>
          <table:table-cell table:formula="oooc:=AVERAGE([.C61:.E61])" office:value-type="float" office:value="45.3333333333333">
            <text:p>45,33</text:p>
          </table:table-cell>
          <table:table-cell table:number-columns-repeated="2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table:formula="oooc:=AVERAGE([.C62:.E62])" office:value-type="float" office:value="82.6666666666667">
            <text:p>82,67</text:p>
          </table:table-cell>
          <table:table-cell table:number-columns-repeated="2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00">
            <text:p>800</text:p>
          </table:table-cell>
          <table:table-cell office:value-type="float" office:value="79">
            <text:p>79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table:formula="oooc:=AVERAGE([.C63:.E63])" office:value-type="float" office:value="83.3333333333333">
            <text:p>83,33</text:p>
          </table:table-cell>
          <table:table-cell table:number-columns-repeated="2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00">
            <text:p>1600</text:p>
          </table:table-cell>
          <table:table-cell office:value-type="float" office:value="82">
            <text:p>82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table:formula="oooc:=AVERAGE([.C64:.E64])" office:value-type="float" office:value="78.6666666666667">
            <text:p>78,67</text:p>
          </table:table-cell>
          <table:table-cell table:number-columns-repeated="2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0">
            <text:p>200</text:p>
          </table:table-cell>
          <table:table-cell office:value-type="float" office:value="74">
            <text:p>74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table:formula="oooc:=AVERAGE([.C65:.E65])" office:value-type="float" office:value="58.3333333333333">
            <text:p>58,33</text:p>
          </table:table-cell>
          <table:table-cell table:number-columns-repeated="2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0">
            <text:p>400</text:p>
          </table:table-cell>
          <table:table-cell office:value-type="float" office:value="102">
            <text:p>102</text:p>
          </table:table-cell>
          <table:table-cell office:value-type="float" office:value="90">
            <text:p>90</text:p>
          </table:table-cell>
          <table:table-cell office:value-type="float" office:value="81">
            <text:p>81</text:p>
          </table:table-cell>
          <table:table-cell table:formula="oooc:=AVERAGE([.C66:.E66])" office:value-type="float" office:value="91">
            <text:p>91</text:p>
          </table:table-cell>
          <table:table-cell table:number-columns-repeated="2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00">
            <text:p>800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table:formula="oooc:=AVERAGE([.C67:.E67])" office:value-type="float" office:value="89.3333333333333">
            <text:p>89,33</text:p>
          </table:table-cell>
          <table:table-cell table:number-columns-repeated="2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00">
            <text:p>1600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93">
            <text:p>93</text:p>
          </table:table-cell>
          <table:table-cell table:formula="oooc:=AVERAGE([.C68:.E68])" office:value-type="float" office:value="98">
            <text:p>98</text:p>
          </table:table-cell>
          <table:table-cell table:number-columns-repeated="25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2">02/06/2008</text:date>, <text:time>00:36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Marcelo Rodas</meta:initial-creator>
    <meta:creation-date>2008-06-01T21:47:23</meta:creation-date>
    <dc:creator>Marcelo Rodas</dc:creator>
    <dc:date>2008-06-02T00:36:13</dc:date>
    <dc:language>es-PY</dc:language>
    <meta:editing-cycles>44</meta:editing-cycles>
    <meta:editing-duration>PT2H26M12S</meta:editing-duration>
    <meta:user-defined meta:name="Info 1"/>
    <meta:user-defined meta:name="Info 2"/>
    <meta:user-defined meta:name="Info 3"/>
    <meta:user-defined meta:name="Info 4"/>
    <meta:document-statistic meta:table-count="3" meta:cell-count="38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fo:font-weight="bold" style:font-family-asian="'MS Gothic'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9pt" style:font-family-asian="'MS Gothic'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200" chart:maximum="1600" chart:interval-major="200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pt" style:font-family-asian="'MS Gothic'" style:font-pitch-asian="variable" style:font-size-asian="7pt" style:font-family-complex="Tahoma" style:font-pitch-complex="variable" style:font-size-complex="7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pt" style:font-family-asian="'MS Gothic'" style:font-pitch-asian="variable" style:font-size-asian="9pt" style:font-family-complex="Tahoma" style:font-pitch-complex="variable" style:font-size-complex="9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pt" style:font-family-asian="'MS Gothic'" style:font-pitch-asian="variable" style:font-size-asian="7pt" style:font-family-complex="Tahoma" style:font-pitch-complex="variable" style:font-size-complex="7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  <style:graphic-properties svg:stroke-width="0.05cm" svg:stroke-color="#993366" draw:marker-start-width="0.29cm" draw:marker-end-width="0.29cm" draw:fill-color="#993366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none" draw:fill-color="#d9d9d9" draw:fill-image-width="0cm" draw:fill-image-height="0cm"/>
    </style:style>
    <style:style style:name="ch10" style:family="chart">
      <style:graphic-properties draw:stroke="none" draw:fill-color="#999999"/>
    </style:style>
  </office:automatic-styles>
  <office:body>
    <office:chart>
      <chart:chart svg:width="11.408cm" svg:height="7.015cm" chart:class="chart:scatter" chart:style-name="ch1">
        <chart:title svg:x="1.143cm" svg:y="0.14cm" chart:style-name="ch2">
          <text:p>Resultados Algoritmo Secuencial (2 hilos)</text:p>
        </chart:title>
        <chart:legend chart:legend-position="end" svg:x="9.162cm" svg:y="3.037cm" chart:style-name="ch3"/>
        <chart:plot-area chart:style-name="ch4" table:cell-range-address="Hoja1.$B$2:.$B$6 Hoja1.$F$2:.$F$6" chart:data-source-has-labels="row" chart:table-number-list="0 0" svg:x="0.228cm" svg:y="0.953cm" svg:width="8.479cm" svg:height="5.922cm">
          <chart:axis chart:dimension="x" chart:name="primary-x" chart:style-name="ch5">
            <chart:title svg:x="3.832cm" svg:y="6.508cm" chart:style-name="ch6">
              <text:p>Tamaño de matriz (N)</text:p>
            </chart:title>
            <chart:categories table:cell-range-address="local-table.A2:.A5"/>
            <chart:grid chart:class="major"/>
          </chart:axis>
          <chart:axis chart:dimension="y" chart:name="primary-y" chart:style-name="ch7">
            <chart:title svg:x="0.228cm" svg:y="4.197cm" chart:style-name="ch6">
              <text:p>Tiempo (mseg)</text:p>
            </chart:title>
            <chart:grid chart:class="major"/>
          </chart:axis>
          <chart:series chart:style-name="ch8">
            <chart:domain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maño de matriz</text:p>
              </table:table-cell>
              <table:table-cell office:value-type="string">
                <text:p>Tiempo Promedio</text:p>
              </table:table-cell>
            </table:table-row>
          </table:table-header-rows>
          <table:table-rows>
            <table:table-row>
              <table:table-cell office:value-type="string">
                <text:p>Fila 3</text:p>
              </table:table-cell>
              <table:table-cell office:value-type="float" office:value="200">
                <text:p>2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00">
                <text:p>400</text:p>
              </table:table-cell>
              <table:table-cell office:value-type="float" office:value="574.333333333333">
                <text:p>574.333333333333</text:p>
              </table:table-cell>
            </table:table-row>
            <table:table-row>
              <table:table-cell office:value-type="string">
                <text:p>Fila 5</text:p>
              </table:table-cell>
              <table:table-cell office:value-type="float" office:value="800">
                <text:p>800</text:p>
              </table:table-cell>
              <table:table-cell office:value-type="float" office:value="5783.33333333333">
                <text:p>5783.33333333333</text:p>
              </table:table-cell>
            </table:table-row>
            <table:table-row>
              <table:table-cell office:value-type="string">
                <text:p>Fila 6</text:p>
              </table:table-cell>
              <table:table-cell office:value-type="float" office:value="1600">
                <text:p>1600</text:p>
              </table:table-cell>
              <table:table-cell office:value-type="float" office:value="55537.3333333333">
                <text:p>55537.333333333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fo:font-weight="bold" style:font-family-asian="'MS Gothic'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9pt" style:font-family-asian="'MS Gothic'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200" chart:maximum="1600" chart:interval-major="200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pt" style:font-family-asian="'MS Gothic'" style:font-pitch-asian="variable" style:font-size-asian="7pt" style:font-family-complex="Tahoma" style:font-pitch-complex="variable" style:font-size-complex="7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pt" style:font-family-asian="'MS Gothic'" style:font-pitch-asian="variable" style:font-size-asian="9pt" style:font-family-complex="Tahoma" style:font-pitch-complex="variable" style:font-size-complex="9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pt" style:font-family-asian="'MS Gothic'" style:font-pitch-asian="variable" style:font-size-asian="7pt" style:font-family-complex="Tahoma" style:font-pitch-complex="variable" style:font-size-complex="7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  <style:graphic-properties svg:stroke-width="0.05cm" svg:stroke-color="#993366" draw:marker-start-width="0.29cm" draw:marker-end-width="0.29cm" draw:fill-color="#993366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none" draw:fill-color="#d9d9d9" draw:fill-image-width="0cm" draw:fill-image-height="0cm"/>
    </style:style>
    <style:style style:name="ch10" style:family="chart">
      <style:graphic-properties draw:stroke="none" draw:fill-color="#999999"/>
    </style:style>
  </office:automatic-styles>
  <office:body>
    <office:chart>
      <chart:chart svg:width="11.629cm" svg:height="7.015cm" chart:class="chart:scatter" chart:style-name="ch1">
        <chart:title svg:x="1.253cm" svg:y="0.14cm" chart:style-name="ch2">
          <text:p>Resultados Algoritmo Secuencial (4 hilos)</text:p>
        </chart:title>
        <chart:legend chart:legend-position="end" svg:x="9.243cm" svg:y="2.78cm" chart:style-name="ch3"/>
        <chart:plot-area chart:style-name="ch4" table:cell-range-address="Hoja1.$B$7:.$B$10 Hoja1.$F$7:.$F$10" chart:table-number-list="0 0" svg:x="0.355cm" svg:y="0.938cm" svg:width="8.958cm" svg:height="5.935cm">
          <chart:axis chart:dimension="x" chart:name="primary-x" chart:style-name="ch5">
            <chart:title svg:x="4.19cm" svg:y="6.472cm" chart:style-name="ch6">
              <text:p>Tamaño de matriz (N)</text:p>
            </chart:title>
            <chart:categories table:cell-range-address="local-table.A2:.A5"/>
            <chart:grid chart:class="major"/>
          </chart:axis>
          <chart:axis chart:dimension="y" chart:name="primary-y" chart:style-name="ch7">
            <chart:title svg:x="0.349cm" svg:y="4.274cm" chart:style-name="ch6">
              <text:p>Tiempo (mseg)</text:p>
            </chart:title>
            <chart:grid chart:class="major"/>
          </chart:axis>
          <chart:series chart:style-name="ch8">
            <chart:domain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</table:table-cell>
              <table:table-cell office:value-type="float" office:value="200">
                <text:p>2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Fila 8</text:p>
              </table:table-cell>
              <table:table-cell office:value-type="float" office:value="400">
                <text:p>400</text:p>
              </table:table-cell>
              <table:table-cell office:value-type="float" office:value="326.333333333333">
                <text:p>326.333333333333</text:p>
              </table:table-cell>
            </table:table-row>
            <table:table-row>
              <table:table-cell office:value-type="string">
                <text:p>Fila 9</text:p>
              </table:table-cell>
              <table:table-cell office:value-type="float" office:value="800">
                <text:p>800</text:p>
              </table:table-cell>
              <table:table-cell office:value-type="float" office:value="2905.33333333333">
                <text:p>2905.33333333333</text:p>
              </table:table-cell>
            </table:table-row>
            <table:table-row>
              <table:table-cell office:value-type="string">
                <text:p>Fila 10</text:p>
              </table:table-cell>
              <table:table-cell office:value-type="float" office:value="1600">
                <text:p>1600</text:p>
              </table:table-cell>
              <table:table-cell office:value-type="float" office:value="27939.3333333333">
                <text:p>27939.3333333333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fo:font-weight="bold" style:font-family-asian="'MS Gothic'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9pt" style:font-family-asian="'MS Gothic'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200" chart:maximum="1600" chart:interval-major="200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pt" style:font-family-asian="'MS Gothic'" style:font-pitch-asian="variable" style:font-size-asian="7pt" style:font-family-complex="Tahoma" style:font-pitch-complex="variable" style:font-size-complex="7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pt" style:font-family-asian="'MS Gothic'" style:font-pitch-asian="variable" style:font-size-asian="9pt" style:font-family-complex="Tahoma" style:font-pitch-complex="variable" style:font-size-complex="9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pt" style:font-family-asian="'MS Gothic'" style:font-pitch-asian="variable" style:font-size-asian="7pt" style:font-family-complex="Tahoma" style:font-pitch-complex="variable" style:font-size-complex="7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  <style:graphic-properties svg:stroke-width="0.05cm" svg:stroke-color="#993366" draw:marker-start-width="0.29cm" draw:marker-end-width="0.29cm" draw:fill-color="#993366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none" draw:fill-color="#d9d9d9" draw:fill-image-width="0cm" draw:fill-image-height="0cm"/>
    </style:style>
    <style:style style:name="ch10" style:family="chart">
      <style:graphic-properties draw:stroke="none" draw:fill-color="#999999"/>
    </style:style>
  </office:automatic-styles>
  <office:body>
    <office:chart>
      <chart:chart svg:width="11.853cm" svg:height="7.015cm" chart:class="chart:scatter" chart:style-name="ch1">
        <chart:title svg:x="1.365cm" svg:y="0.14cm" chart:style-name="ch2">
          <text:p>Resultados Algoritmo Secuencial (8 hilos)</text:p>
        </chart:title>
        <chart:legend chart:legend-position="end" svg:x="9.421cm" svg:y="2.78cm" chart:style-name="ch3"/>
        <chart:plot-area chart:style-name="ch4" table:cell-range-address="Hoja1.$B$11:.$B$14 Hoja1.$F$11:.$F$14" chart:table-number-list="0 0" svg:x="0.362cm" svg:y="0.938cm" svg:width="9.13cm" svg:height="5.935cm">
          <chart:axis chart:dimension="x" chart:name="primary-x" chart:style-name="ch5">
            <chart:title svg:x="4.3cm" svg:y="6.486cm" chart:style-name="ch6">
              <text:p>Tamaño de matriz (N)</text:p>
            </chart:title>
            <chart:categories table:cell-range-address="local-table.A2:.A5"/>
            <chart:grid chart:class="major"/>
          </chart:axis>
          <chart:axis chart:dimension="y" chart:name="primary-y" chart:style-name="ch7">
            <chart:title svg:x="0.356cm" svg:y="4.282cm" chart:style-name="ch6">
              <text:p>Tiempo (mseg)</text:p>
            </chart:title>
            <chart:grid chart:class="major"/>
          </chart:axis>
          <chart:series chart:style-name="ch8">
            <chart:domain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Fila 11</text:p>
              </table:table-cell>
              <table:table-cell office:value-type="float" office:value="200">
                <text:p>200</text:p>
              </table:table-cell>
              <table:table-cell office:value-type="float" office:value="39.3333333333333">
                <text:p>39.3333333333333</text:p>
              </table:table-cell>
            </table:table-row>
            <table:table-row>
              <table:table-cell office:value-type="string">
                <text:p>Fila 12</text:p>
              </table:table-cell>
              <table:table-cell office:value-type="float" office:value="400">
                <text:p>400</text:p>
              </table:table-cell>
              <table:table-cell office:value-type="float" office:value="213.666666666667">
                <text:p>213.666666666667</text:p>
              </table:table-cell>
            </table:table-row>
            <table:table-row>
              <table:table-cell office:value-type="string">
                <text:p>Fila 13</text:p>
              </table:table-cell>
              <table:table-cell office:value-type="float" office:value="800">
                <text:p>800</text:p>
              </table:table-cell>
              <table:table-cell office:value-type="float" office:value="1529.33333333333">
                <text:p>1529.33333333333</text:p>
              </table:table-cell>
            </table:table-row>
            <table:table-row>
              <table:table-cell office:value-type="string">
                <text:p>Fila 14</text:p>
              </table:table-cell>
              <table:table-cell office:value-type="float" office:value="1600">
                <text:p>1600</text:p>
              </table:table-cell>
              <table:table-cell office:value-type="float" office:value="13916">
                <text:p>13916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fo:font-weight="bold" style:font-family-asian="'MS Gothic'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9pt" style:font-family-asian="'MS Gothic'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200" chart:maximum="1600" chart:interval-major="200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pt" style:font-family-asian="'MS Gothic'" style:font-pitch-asian="variable" style:font-size-asian="7pt" style:font-family-complex="Tahoma" style:font-pitch-complex="variable" style:font-size-complex="7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pt" style:font-family-asian="'MS Gothic'" style:font-pitch-asian="variable" style:font-size-asian="9pt" style:font-family-complex="Tahoma" style:font-pitch-complex="variable" style:font-size-complex="9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pt" style:font-family-asian="'MS Gothic'" style:font-pitch-asian="variable" style:font-size-asian="7pt" style:font-family-complex="Tahoma" style:font-pitch-complex="variable" style:font-size-complex="7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  <style:graphic-properties svg:stroke-width="0.05cm" svg:stroke-color="#993366" draw:marker-start-width="0.29cm" draw:marker-end-width="0.29cm" draw:fill-color="#993366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none" draw:fill-color="#d9d9d9" draw:fill-image-width="0cm" draw:fill-image-height="0cm"/>
    </style:style>
    <style:style style:name="ch10" style:family="chart">
      <style:graphic-properties draw:stroke="none" draw:fill-color="#999999"/>
    </style:style>
  </office:automatic-styles>
  <office:body>
    <office:chart>
      <chart:chart svg:width="11.49cm" svg:height="7.015cm" chart:class="chart:scatter" chart:style-name="ch1">
        <chart:title svg:x="1.184cm" svg:y="0.14cm" chart:style-name="ch2">
          <text:p>Resultados Algoritmo Secuencial (9 hilos)</text:p>
        </chart:title>
        <chart:legend chart:legend-position="end" svg:x="9.133cm" svg:y="2.78cm" chart:style-name="ch3"/>
        <chart:plot-area chart:style-name="ch4" table:cell-range-address="Hoja1.$B$15:.$B$18 Hoja1.$F$15:.$F$18" chart:table-number-list="0 0" svg:x="0.351cm" svg:y="0.938cm" svg:width="8.85cm" svg:height="5.935cm">
          <chart:axis chart:dimension="x" chart:name="primary-x" chart:style-name="ch5">
            <chart:title svg:x="4.121cm" svg:y="6.485cm" chart:style-name="ch6">
              <text:p>Tamaño de matriz (N)</text:p>
            </chart:title>
            <chart:categories table:cell-range-address="local-table.A2:.A5"/>
            <chart:grid chart:class="major"/>
          </chart:axis>
          <chart:axis chart:dimension="y" chart:name="primary-y" chart:style-name="ch7">
            <chart:title svg:x="0.345cm" svg:y="4.281cm" chart:style-name="ch6">
              <text:p>Tiempo (mseg)</text:p>
            </chart:title>
            <chart:grid chart:class="major"/>
          </chart:axis>
          <chart:series chart:style-name="ch8">
            <chart:domain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Fila 15</text:p>
              </table:table-cell>
              <table:table-cell office:value-type="float" office:value="200">
                <text:p>200</text:p>
              </table:table-cell>
              <table:table-cell office:value-type="float" office:value="58.6666666666667">
                <text:p>58.6666666666667</text:p>
              </table:table-cell>
            </table:table-row>
            <table:table-row>
              <table:table-cell office:value-type="string">
                <text:p>Fila 16</text:p>
              </table:table-cell>
              <table:table-cell office:value-type="float" office:value="400">
                <text:p>400</text:p>
              </table:table-cell>
              <table:table-cell office:value-type="float" office:value="211.333333333333">
                <text:p>211.333333333333</text:p>
              </table:table-cell>
            </table:table-row>
            <table:table-row>
              <table:table-cell office:value-type="string">
                <text:p>Fila 17</text:p>
              </table:table-cell>
              <table:table-cell office:value-type="float" office:value="800">
                <text:p>800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Fila 18</text:p>
              </table:table-cell>
              <table:table-cell office:value-type="float" office:value="1600">
                <text:p>1600</text:p>
              </table:table-cell>
              <table:table-cell office:value-type="float" office:value="15159.6666666667">
                <text:p>15159.6666666667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fo:font-weight="bold" style:font-family-asian="'MS Gothic'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9pt" style:font-family-asian="'MS Gothic'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200" chart:maximum="1600" chart:interval-major="200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pt" style:font-family-asian="'MS Gothic'" style:font-pitch-asian="variable" style:font-size-asian="7pt" style:font-family-complex="Tahoma" style:font-pitch-complex="variable" style:font-size-complex="7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pt" style:font-family-asian="'MS Gothic'" style:font-pitch-asian="variable" style:font-size-asian="9pt" style:font-family-complex="Tahoma" style:font-pitch-complex="variable" style:font-size-complex="9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pt" style:font-family-asian="'MS Gothic'" style:font-pitch-asian="variable" style:font-size-asian="7pt" style:font-family-complex="Tahoma" style:font-pitch-complex="variable" style:font-size-complex="7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  <style:graphic-properties svg:stroke-width="0.05cm" svg:stroke-color="#993366" draw:marker-start-width="0.29cm" draw:marker-end-width="0.29cm" draw:fill-color="#993366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none" draw:fill-color="#d9d9d9" draw:fill-image-width="0cm" draw:fill-image-height="0cm"/>
    </style:style>
    <style:style style:name="ch10" style:family="chart">
      <style:graphic-properties draw:stroke="none" draw:fill-color="#999999"/>
    </style:style>
  </office:automatic-styles>
  <office:body>
    <office:chart>
      <chart:chart svg:width="11.408cm" svg:height="7.015cm" chart:class="chart:scatter" chart:style-name="ch1">
        <chart:title svg:x="1.016cm" svg:y="0.14cm" chart:style-name="ch2">
          <text:p>Resultados Algoritmo Secuencial (16 hilos)</text:p>
        </chart:title>
        <chart:legend chart:legend-position="end" svg:x="9.188cm" svg:y="2.78cm" chart:style-name="ch3"/>
        <chart:plot-area chart:style-name="ch4" table:cell-range-address="Hoja1.$B$19:.$B$22 Hoja1.$F$19:.$F$22" chart:table-number-list="0 0" svg:x="0.293cm" svg:y="0.938cm" svg:width="8.787cm" svg:height="5.935cm">
          <chart:axis chart:dimension="x" chart:name="primary-x" chart:style-name="ch5">
            <chart:title svg:x="4.01cm" svg:y="6.464cm" chart:style-name="ch6">
              <text:p>Tamaño de matriz (N)</text:p>
            </chart:title>
            <chart:categories table:cell-range-address="local-table.A2:.A5"/>
            <chart:grid chart:class="major"/>
          </chart:axis>
          <chart:axis chart:dimension="y" chart:name="primary-y" chart:style-name="ch7">
            <chart:title svg:x="0.343cm" svg:y="4.31cm" chart:style-name="ch6">
              <text:p>Tiempo (mseg)</text:p>
            </chart:title>
            <chart:grid chart:class="major"/>
          </chart:axis>
          <chart:series chart:style-name="ch8">
            <chart:domain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Fila 19</text:p>
              </table:table-cell>
              <table:table-cell office:value-type="float" office:value="200">
                <text:p>200</text:p>
              </table:table-cell>
              <table:table-cell office:value-type="float" office:value="98.6666666666667">
                <text:p>98.6666666666667</text:p>
              </table:table-cell>
            </table:table-row>
            <table:table-row>
              <table:table-cell office:value-type="string">
                <text:p>Fila 20</text:p>
              </table:table-cell>
              <table:table-cell office:value-type="float" office:value="400">
                <text:p>40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Fila 21</text:p>
              </table:table-cell>
              <table:table-cell office:value-type="float" office:value="800">
                <text:p>800</text:p>
              </table:table-cell>
              <table:table-cell office:value-type="float" office:value="1514.33333333333">
                <text:p>1514.33333333333</text:p>
              </table:table-cell>
            </table:table-row>
            <table:table-row>
              <table:table-cell office:value-type="string">
                <text:p>Fila 22</text:p>
              </table:table-cell>
              <table:table-cell office:value-type="float" office:value="1600">
                <text:p>1600</text:p>
              </table:table-cell>
              <table:table-cell office:value-type="float" office:value="13890.6666666667">
                <text:p>13890.6666666667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